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0.61cm" style:rel-column-width="2352*"/>
    </style:style>
    <style:style style:name="表格1.B" style:family="table-column">
      <style:table-column-properties style:column-width="16.39cm" style:rel-column-width="63183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1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16.688cm" style:rel-column-width="64333*"/>
    </style:style>
    <style:style style:name="表格2.B" style:family="table-column">
      <style:table-column-properties style:column-width="0.312cm" style:rel-column-width="1201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表格2.B1" style:family="table-cell">
      <style:table-cell-properties fo:padding="0.079cm" fo:border-left="0.05pt solid #808080" fo:border-right="0.75pt solid #808080" fo:border-top="none" fo:border-bottom="0.75pt solid #808080"/>
    </style:style>
    <style:style style:name="表格3" style:family="table">
      <style:table-properties style:width="17cm" style:rel-width="100%" table:align="left"/>
    </style:style>
    <style:style style:name="表格3.A" style:family="table-column">
      <style:table-column-properties style:column-width="2.6cm" style:rel-column-width="10022*"/>
    </style:style>
    <style:style style:name="表格3.B" style:family="table-column">
      <style:table-column-properties style:column-width="14.4cm" style:rel-column-width="55513*"/>
    </style:style>
    <style:style style:name="表格3.1" style:family="table-row">
      <style:table-row-properties fo:background-color="#ffffff">
        <style:background-image/>
      </style:table-row-properties>
    </style:style>
    <style:style style:name="表格3.A1" style:family="table-cell">
      <style:table-cell-properties fo:padding="0.079cm" fo:border-left="0.75pt solid #808080" fo:border-right="none" fo:border-top="none" fo:border-bottom="0.05pt solid #808080"/>
    </style:style>
    <style:style style:name="表格3.B1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3.A3" style:family="table-cell">
      <style:table-cell-properties fo:padding="0.079cm" fo:border-left="0.75pt solid #808080" fo:border-right="none" fo:border-top="none" fo:border-bottom="0.75pt solid #808080"/>
    </style:style>
    <style:style style:name="表格3.B3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表格4" style:family="table">
      <style:table-properties style:width="17cm" style:rel-width="100%" table:align="left"/>
    </style:style>
    <style:style style:name="表格4.A" style:family="table-column">
      <style:table-column-properties style:column-width="17cm" style:rel-column-width="65535*"/>
    </style:style>
    <style:style style:name="表格4.1" style:family="table-row">
      <style:table-row-properties fo:background-color="#ffffff">
        <style:background-image/>
      </style:table-row-properties>
    </style:style>
    <style:style style:name="表格4.A1" style:family="table-cell">
      <style:table-cell-properties style:vertical-align="middle" fo:padding="0.079cm" fo:border="0.75pt solid #808080"/>
    </style:style>
    <style:style style:name="表格5" style:family="table">
      <style:table-properties style:width="17cm" style:rel-width="100%" table:align="left"/>
    </style:style>
    <style:style style:name="表格5.A" style:family="table-column">
      <style:table-column-properties style:column-width="0.61cm" style:rel-column-width="2352*"/>
    </style:style>
    <style:style style:name="表格5.B" style:family="table-column">
      <style:table-column-properties style:column-width="16.39cm" style:rel-column-width="63183*"/>
    </style:style>
    <style:style style:name="表格5.1" style:family="table-row">
      <style:table-row-properties fo:background-color="#ffffff">
        <style:background-image/>
      </style:table-row-properties>
    </style:style>
    <style:style style:name="表格5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5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officeooo:paragraph-rsid="00073a24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officeooo:paragraph-rsid="00073a24"/>
    </style:style>
    <style:style style:name="P5" style:family="paragraph" style:parent-style-name="Table_20_Heading">
      <style:paragraph-properties fo:text-align="start" style:justify-single-word="false"/>
      <style:text-properties style:font-size-asian="18pt" style:font-weight-asian="bold"/>
    </style:style>
    <style:style style:name="P6" style:family="paragraph" style:parent-style-name="Standard">
      <style:text-properties fo:font-size="16pt" fo:font-weight="bold" officeooo:rsid="0001fefe" officeooo:paragraph-rsid="0001fefe" style:font-size-asian="16pt" style:language-asian="zh" style:country-asian="CN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01fefe" officeooo:paragraph-rsid="0001fefe" style:font-size-asian="16pt" style:language-asian="zh" style:country-asian="CN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04ad8b" officeooo:paragraph-rsid="0004ad8b" style:font-size-asian="16pt" style:language-asian="zh" style:country-asian="CN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04fe9d" officeooo:paragraph-rsid="0004fe9d" style:font-size-asian="16pt" style:language-asian="zh" style:country-asian="CN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06b36b" officeooo:paragraph-rsid="0006b36b" style:font-size-asian="16pt" style:language-asian="zh" style:country-asian="CN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073a24" officeooo:paragraph-rsid="00073a24" style:font-size-asian="16pt" style:language-asian="zh" style:country-asian="CN" style:font-weight-asian="normal" style:font-size-complex="16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43"/>UDP的开发步奏:</text:p>
      <text:p text:style-name="P6">Socket</text:p>
      <text:p text:style-name="P7">Socket是网络编程提供的一种机制，通讯的两端都要有socket，网络通讯其实就是socket间的通讯，数据在两个socket间的io流上通讯</text:p>
      <text:p text:style-name="P7"/>
      <text:p text:style-name="P7">*UDP服务器的步奏：</text:p>
      <text:p text:style-name="P10">服务端：</text:p>
      <text:p text:style-name="P7">1，创建Socket服务对象</text:p>
      <text:p text:style-name="P7">UDP的服务端的构造器：</text:p>
      <text:p text:style-name="P7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"><text:span text:style-name="Source_20_Text"><office:annotation><dc:date>2018-01-07T11:21:27.146000000</dc:date><text:p>HTML: &lt;NOSCRIPT&gt;</text:p></office:annotation></text:span><text:span text:style-name="Source_20_Text"><office:annotation><dc:date>2018-01-07T11:21:27.146000000</dc:date><text:p>HTML: &lt;/NOSCRIPT&gt;</text:p></office:annotation></text:span><text:span text:style-name="Source_20_Text"> </text:span></text:p>
          </table:table-cell>
          <table:table-cell table:style-name="表格1.B1" office:value-type="string">
            <text:p text:style-name="Table_20_Contents"><text:span text:style-name="Source_20_Text"><text:span text:style-name="T1">DatagramSocket</text:span></text:span><text:span text:style-name="Source_20_Text">(int port)</text:span> <text:line-break/>          创建数据报套接字并将其绑定到本地主机上的指定端口。</text:p>
          </table:table-cell>
        </table:table-row>
      </table:table>
      <text:p text:style-name="P8">2，接收数据：使用数据包的方式来接收，用到DataGramPacket此类表示数据报包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Table_20_Contents"><text:span text:style-name="Source_20_Text"><text:span text:style-name="T1">DatagramPacket</text:span></text:span><text:span text:style-name="Source_20_Text">(byte[] buf, int length)</text:span> <text:line-break/>          构造 <text:span text:style-name="Source_20_Text">DatagramPacket</text:span>，用来接收长度为 <text:span text:style-name="Source_20_Text">length</text:span> 的数据包。</text:p>
          </table:table-cell>
          <table:table-cell table:style-name="表格2.B1" office:value-type="string">
            <text:p text:style-name="P3"/>
          </table:table-cell>
        </table:table-row>
      </table:table>
      <text:p text:style-name="P9">3,解析数据</text:p>
      <text:p text:style-name="P9"><text:s text:c="3"/>解析数据包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1"><text:span text:style-name="Source_20_Text"> </text:span><text:span text:style-name="Source_20_Text"><text:span text:style-name="T3">InetAddress</text:span></text:span></text:p>
          </table:table-cell>
          <table:table-cell table:style-name="表格3.B1" office:value-type="string">
            <text:p text:style-name="Table_20_Contents"><text:span text:style-name="Source_20_Text"><text:span text:style-name="T1">getAddress</text:span></text:span><text:span text:style-name="Source_20_Text">()</text:span> <text:line-break/>          返回某台机器的 IP 地址，此数据报将要发往该机器或者是从该机器接收到的。</text:p>
          </table:table-cell>
        </table:table-row>
        <table:table-row table:style-name="表格3.1">
          <table:table-cell table:style-name="表格3.A1" office:value-type="string">
            <text:p text:style-name="P1"><text:span text:style-name="Source_20_Text"> </text:span><text:span text:style-name="Source_20_Text"><text:span text:style-name="T3">byte[]</text:span></text:span></text:p>
          </table:table-cell>
          <table:table-cell table:style-name="表格3.B1" office:value-type="string">
            <text:p text:style-name="Table_20_Contents"><text:span text:style-name="Source_20_Text"><text:span text:style-name="T1">getData</text:span></text:span><text:span text:style-name="Source_20_Text">()</text:span> <text:line-break/>          返回数据缓冲区。</text:p>
          </table:table-cell>
        </table:table-row>
        <table:table-row table:style-name="表格3.1">
          <table:table-cell table:style-name="表格3.A3" office:value-type="string">
            <text:p text:style-name="P1"><text:span text:style-name="Source_20_Text"> </text:span><text:span text:style-name="Source_20_Text"><text:span text:style-name="T3">int</text:span></text:span></text:p>
          </table:table-cell>
          <table:table-cell table:style-name="表格3.B3" office:value-type="string">
            <text:p text:style-name="Table_20_Contents"><text:span text:style-name="Source_20_Text"><text:span text:style-name="T1">getLength</text:span></text:span><text:span text:style-name="Source_20_Text">()</text:span> <text:line-break/>          返回将要发送或接收到的数据的长度。</text:p>
          </table:table-cell>
        </table:table-row>
      </table:table>
      <text:p text:style-name="P9">4，释放资源</text:p>
      <text:p text:style-name="P9"><text:s/>关闭套接字</text:p>
      <text:p text:style-name="P9"/>
      <text:p text:style-name="P10">客户端：</text:p>
      <text:p text:style-name="P10">1,创建Socket客户端对象</text:p>
      <text:p text:style-name="P10">UDP客户端构造器：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2"><text:span text:style-name="Source_20_Text"><office:annotation><dc:date>2018-01-07T11:21:27.146000000</dc:date><text:p>HTML: &lt;NOSCRIPT&gt;</text:p></office:annotation></text:span><text:span text:style-name="Source_20_Text"><office:annotation><dc:date>2018-01-07T11:21:27.146000000</dc:date><text:p>HTML: &lt;/NOSCRIPT&gt;</text:p></office:annotation></text:span><text:span text:style-name="Source_20_Text"> </text:span></text:p>
          </table:table-cell>
          <table:table-cell table:style-name="表格5.B1" office:value-type="string">
            <text:p text:style-name="P4"><text:span text:style-name="Source_20_Text"><text:span text:style-name="T1">DatagramSocket</text:span></text:span><text:span text:style-name="Source_20_Text">(int port)</text:span> <text:line-break/>          创建数据报套接字并将其绑定到本地主机上的指定端口。</text:p>
          </table:table-cell>
        </table:table-row>
      </table:table>
      <text:p text:style-name="P11">2,发送数据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Table_20_Contents"><text:span text:style-name="Source_20_Text"><text:span text:style-name="T2"><office:annotation><dc:date>2018-01-07T12:08:45.109000000</dc:date><text:p>HTML: &lt;NOSCRIPT&gt;</text:p></office:annotation></text:span></text:span><text:span text:style-name="Source_20_Text"><text:span text:style-name="T2"><office:annotation><dc:date>2018-01-07T12:08:45.109000000</dc:date><text:p>HTML: &lt;/NOSCRIPT&gt;</text:p></office:annotation></text:span></text:span><text:span text:style-name="Source_20_Text"><text:span text:style-name="T2">DatagramPacket</text:span></text:span><text:span text:style-name="Source_20_Text"><text:span text:style-name="T2">(byte[] buf, int offset, int length, </text:span></text:span><text:span text:style-name="Source_20_Text"><text:span text:style-name="T2">InetAddress</text:span></text:span><text:span text:style-name="Source_20_Text"><text:span text:style-name="T2"> address, int port)</text:span></text:span><text:span text:style-name="T2"> <text:line-break/>          构造数据报包，用来将长度为 </text:span><text:span text:style-name="Source_20_Text"><text:span text:style-name="T2">length</text:span></text:span><text:span text:style-name="T2"> 偏移量为 </text:span><text:span text:style-name="Source_20_Text"><text:span text:style-name="T2">offset</text:span></text:span><text:span text:style-name="T2"> 的包发送到指定主机上的指定端口号。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5M2S</meta:editing-duration>
    <meta:editing-cycles>3</meta:editing-cycles>
    <meta:generator>LibreOffice/5.3.0.3$Windows_X86_64 LibreOffice_project/7074905676c47b82bbcfbea1aeefc84afe1c50e1</meta:generator>
    <dc:date>2018-01-07T20:31:46.607000000</dc:date>
    <meta:document-statistic meta:table-count="5" meta:image-count="0" meta:object-count="0" meta:page-count="1" meta:paragraph-count="28" meta:word-count="353" meta:character-count="783" meta:non-whitespace-character-count="624"/>
    <meta:user-defined meta:name="Info 1"/>
    <meta:user-defined meta:name="Info 2"/>
    <meta:user-defined meta:name="Info 3"/>
    <meta:user-defined meta:name="Info 4"/>
  </office:meta>
</office:document-meta>
</file>